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cd54" officeooo:paragraph-rsid="0017cd54"/>
    </style:style>
    <style:style style:name="P2" style:family="paragraph" style:parent-style-name="Standard">
      <style:text-properties officeooo:rsid="00181b08" officeooo:paragraph-rsid="00181b08"/>
    </style:style>
    <style:style style:name="P3" style:family="paragraph" style:parent-style-name="Standard">
      <style:text-properties officeooo:paragraph-rsid="0017cd54"/>
    </style:style>
    <style:style style:name="P4" style:family="paragraph" style:parent-style-name="Standard">
      <style:text-properties officeooo:rsid="00181b08" officeooo:paragraph-rsid="00181b08"/>
    </style:style>
    <style:style style:name="P5" style:family="paragraph" style:parent-style-name="Text_20_body">
      <style:text-properties officeooo:rsid="001e88a8" officeooo:paragraph-rsid="001ba804"/>
    </style:style>
    <style:style style:name="P6" style:family="paragraph" style:parent-style-name="Text_20_body" style:list-style-name="L1">
      <style:text-properties officeooo:rsid="002226b0" officeooo:paragraph-rsid="001ba804"/>
    </style:style>
    <style:style style:name="P7" style:family="paragraph" style:parent-style-name="Text_20_body">
      <style:text-properties officeooo:rsid="002226b0" officeooo:paragraph-rsid="001ba804"/>
    </style:style>
    <style:style style:name="P8" style:family="paragraph" style:parent-style-name="Text_20_body" style:list-style-name="L1">
      <style:text-properties officeooo:paragraph-rsid="001ba804"/>
    </style:style>
    <style:style style:name="P9" style:family="paragraph" style:parent-style-name="Heading_20_1">
      <style:text-properties officeooo:paragraph-rsid="001ba804"/>
    </style:style>
    <style:style style:name="P10" style:family="paragraph" style:parent-style-name="Heading_20_1">
      <style:text-properties officeooo:rsid="001e88a8" officeooo:paragraph-rsid="001ba804"/>
    </style:style>
    <style:style style:name="P11" style:family="paragraph" style:parent-style-name="Heading_20_2">
      <style:text-properties officeooo:paragraph-rsid="001ba804"/>
    </style:style>
    <style:style style:name="P12" style:family="paragraph" style:parent-style-name="Heading_20_3">
      <style:text-properties officeooo:paragraph-rsid="001ba804"/>
    </style:style>
    <style:style style:name="T1" style:family="text">
      <style:text-properties officeooo:rsid="0019f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view<text:span text:style-name="T1">s</text:span> with Toni Hardwick</text:p>
      <text:p text:style-name="P1"/>
      <text:h text:style-name="Heading_20_1" text:outline-level="1">30/08/16</text:h>
      <text:p text:style-name="P1"/>
      <text:p text:style-name="P1">Muriel Harris’s mother was married and had two children, Muriel and sister. <text:s/>Muriel’s mother left her husband, and moved away, due to family problems. <text:s/>After having financial difficulties, she returned home, left her daughter’s with her estranged husband, and then left herself. <text:s/></text:p>
      <text:p text:style-name="P3"/>
      <text:p text:style-name="P2"/>
      <text:p text:style-name="P2">Muriel moved house often, buying almost derelict houses, slowly improving them and selling, moving on.</text:p>
      <text:p text:style-name="P2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66" fo:font-size="20pt" fo:font-style="italic" fo:font-weight="bold" officeooo:rsid="002226b0" style:font-size-asian="20pt" style:font-style-asian="italic" style:font-weight-asian="bold" style:font-size-complex="2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8pt" fo:font-weight="bold" style:font-size-asian="15.75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3333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7:08:34.434000000</meta:creation-date>
    <meta:generator>LibreOffice/5.2.0.4$Windows_x86 LibreOffice_project/066b007f5ebcc236395c7d282ba488bca6720265</meta:generator>
    <dc:date>2016-08-25T17:17:32.681000000</dc:date>
    <meta:editing-duration>P1DT4H45M46S</meta:editing-duration>
    <meta:editing-cycles>4</meta:editing-cycles>
    <meta:document-statistic meta:table-count="0" meta:image-count="0" meta:object-count="0" meta:page-count="1" meta:paragraph-count="4" meta:word-count="62" meta:character-count="419" meta:non-whitespace-character-count="357"/>
  </office:meta>
</office:document-meta>
</file>